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ab-stops>
          <style:tab-stop style:position="0in" style:type="right"/>
        </style:tab-stops>
      </style:paragraph-properties>
      <style:text-properties fo:font-size="12pt" style:font-size-asian="12pt" style:font-size-complex="12pt"/>
    </style:style>
    <style:style style:name="P5" style:family="paragraph" style:parent-style-name="Standard">
      <style:paragraph-properties fo:text-align="justify" style:justify-single-word="false">
        <style:tab-stops>
          <style:tab-stop style:position="0in" style:type="right"/>
        </style:tab-stops>
      </style:paragraph-properties>
      <style:text-properties fo:font-size="12pt" fo:language="en" fo:country="US" style:font-size-asian="12pt" style:language-asian="en" style:country-asian="US"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0in" style:type="right"/>
        </style:tab-stops>
      </style:paragraph-properties>
    </style:style>
    <style:style style:name="P8"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2pt" officeooo:rsid="000a10e5" style:font-size-asian="12pt" style:font-size-complex="12pt"/>
    </style:style>
    <style:style style:name="T6" style:family="text">
      <style:text-properties fo:font-size="12pt" officeooo:rsid="0009995f" style:font-size-asian="12pt" style:font-size-complex="12pt"/>
    </style:style>
    <style:style style:name="T7" style:family="text">
      <style:text-properties fo:font-size="12pt" style:font-name-asian="Times New Roman" style:font-size-asian="12pt" style:font-size-complex="12pt"/>
    </style:style>
    <style:style style:name="T8" style:family="text">
      <style:text-properties style:font-name-asian="Times New Roman"/>
    </style:style>
    <style:style style:name="T9" style:family="text">
      <style:text-properties officeooo:rsid="000a10e5"/>
    </style:style>
    <style:style style:name="T10" style:family="text">
      <style:text-properties fo:color="#222222" fo:font-size="12pt" fo:background-color="#ffffff" loext:char-shading-value="0" style:font-size-asian="12pt" style:font-size-complex="9.5pt"/>
    </style:style>
    <style:style style:name="T11" style:family="text">
      <style:text-properties officeooo:rsid="000bce15"/>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PHIẾU XÁC NHẬN CƠ QUAN NGHIÊN CỨU</text:span></text:p>
      <text:p text:style-name="Standard"><text:span text:style-name="T3">(Phiếu này bắt buộc phải được trưng bày cùng với dự án)</text:span></text:p>
      <text:p text:style-name="P1"/>
      <text:p text:style-name="P6"><text:span text:style-name="T4">Họ và tên học sinh: </text:span><text:span text:style-name="T5">Hồ Tuấn Kiệt</text:span></text:p>
      <text:p text:style-name="P6"><text:span text:style-name="T4">Tên dự án: Thiết kế hệ thống theo dõi và cảnh báo chất lượng không khí</text:span></text:p>
      <text:p text:style-name="P6"><text:span text:style-name="T2">Kê khai của người hướng dẫn (không phải bởi học sinh) sau thực nghiệm:</text:span></text:p>
      <text:p text:style-name="P3">Học sinh đã thực hiện nghiên cứu tại địa điểm làm việc của tôi:</text:p>
      <text:p text:style-name="P6"><draw:frame draw:style-name="fr1" draw:name="Frame1" text:anchor-type="char" svg:x="3.1752in" svg:y="0.0146in" svg:width="0.1598in" svg:height="0.1598in" draw:z-index="2"><draw:text-box><text:p text:style-name="Standard"/></draw:text-box></draw:frame><draw:frame draw:style-name="fr1" draw:name="Frame2" text:anchor-type="char" svg:x="0.2272in" svg:y="-0.002in" svg:width="0.1598in" svg:height="0.1598in" draw:z-index="1"><draw:text-box><text:p text:style-name="Standard"/></draw:text-box></draw:frame><text:span text:style-name="T4">a) <text:s text:c="9"/>Sử dụng thiết bị<text:tab/><text:tab/><text:tab/>b) <text:s text:c="7"/>Thực hiện thí nghiệm/tiến hành nghiên cứu</text:span></text:p>
      <text:p text:style-name="P3"/>
      <text:p text:style-name="P6"><draw:frame draw:style-name="fr1" draw:name="Frame3" text:anchor-type="char" svg:x="5.3189in" svg:y="0.0264in" svg:width="0.1598in" svg:height="0.1598in" draw:z-index="4"><draw:text-box><text:p text:style-name="Standard"/></draw:text-box></draw:frame><draw:frame draw:style-name="fr1" draw:name="Frame4" text:anchor-type="char" svg:x="4.7571in" svg:y="0.0264in" svg:width="0.1598in" svg:height="0.1598in" draw:z-index="3"><draw:text-box><text:p text:style-name="Standard"/></draw:text-box></draw:frame><text:span text:style-name="T4">1) Nghiên cứu này có phải là một phần công việc của ông/bà không? <text:s text:c="10"/>Có <text:s text:c="8"/>Không</text:span></text:p>
      <text:p text:style-name="P6"><draw:frame draw:style-name="fr1" draw:name="Frame5" text:anchor-type="char" svg:x="5.328in" svg:y="0.0071in" svg:width="0.1598in" svg:height="0.1598in" draw:z-index="6"><draw:text-box><text:p text:style-name="Standard"/></draw:text-box></draw:frame><draw:frame draw:style-name="fr1" draw:name="Frame6" text:anchor-type="char" svg:x="4.7571in" svg:y="0.0146in" svg:width="0.1598in" svg:height="0.1598in" draw:z-index="5"><draw:text-box><text:p text:style-name="Standard"/></draw:text-box></draw:frame><text:span text:style-name="T4">2) Bạn đã xem xét quy chế của cuộc thi liên quan đến dự án này? <text:s text:c="16"/>Có <text:s text:c="8"/>Không</text:span></text:p>
      <text:p text:style-name="P6"><text:span text:style-name="T4">3) Học sinh đã có được ý tưởng cho dự án của mình như thế nào? (Được phân công, lựa chọn từ một bảng có sẵn, ý tưởng của học sinh)</text:span></text:p>
      <text:p text:style-name="P6"><text:span text:style-name="T4"><text:tab/> <text:s text:c="5"/>……………………………………………………………………………………………….</text:span></text:p>
      <text:p text:style-name="P6"><text:span text:style-name="T4"><text:tab/> <text:s text:c="5"/>……………………………………………………………………………………………….</text:span></text:p>
      <text:p text:style-name="P7"><draw:frame draw:style-name="fr1" draw:name="Frame7" text:anchor-type="char" svg:x="6.0957in" svg:y="0.0181in" svg:width="0.1598in" svg:height="0.1598in" draw:z-index="7"><draw:text-box><text:p text:style-name="Standard"/></draw:text-box></draw:frame><draw:frame draw:style-name="fr1" draw:name="Frame8" text:anchor-type="char" svg:x="5.5709in" svg:y="0.0165in" svg:width="0.1598in" svg:height="0.1598in" draw:z-index="8"><draw:text-box><text:p text:style-name="Standard"/></draw:text-box></draw:frame><text:span text:style-name="T4">4) Học sinh đã làm việc với dự án như một phần công việc của nhóm nghiên cứu? <text:s text:c="8"/>Có <text:s text:c="7"/>Không</text:span></text:p>
      <text:p text:style-name="P7"><text:span text:style-name="T7"><text:s text:c="4"/></text:span><text:span text:style-name="T4">Nếu có, nhóm nghiên cứu lớn thế nào và thuộc loại nào? (nhóm học sinh, nhóm các nhà nghiên cứu)</text:span></text:p>
      <text:p text:style-name="P6"><text:span text:style-name="T4"><text:tab/> <text:s text:c="5"/>……………………………………………………………………………………………….</text:span></text:p>
      <text:p text:style-name="P7"><text:span text:style-name="T4">5) Thực tế các học sinh đã sử dụng những thủ tục hoặc thiết bị cụ thể nào cho dự án?</text:span></text:p>
      <text:p text:style-name="P7"><text:span text:style-name="T7"><text:s text:c="5"/></text:span><text:span text:style-name="T4">Hãy liệt kê và mô tả (Không liệt kê những thủ tục mà học sinh chỉ quan sát)</text:span></text:p>
      <text:p text:style-name="P6"><text:span text:style-name="T4"><text:tab/> <text:s text:c="5"/>……………………………………………………………………………………………….</text:span></text:p>
      <text:p text:style-name="P7"><text:span text:style-name="T4">6) Học sinh/công việc của học sinh sáng tạo hay độc lập như thế nào?</text:span></text:p>
      <text:p text:style-name="P6"><text:span text:style-name="T4"><text:tab/> <text:s text:c="5"/>……………………………………………………………………………………………….</text:span></text:p>
      <text:p text:style-name="P6"><text:span text:style-name="T4"><text:tab/> <text:s text:c="5"/>……………………………………………………………………………………………….</text:span></text:p>
      <text:p text:style-name="P3"/>
      <text:p text:style-name="P5"><draw:frame draw:style-name="fr2" draw:name="Frame9" text:anchor-type="as-char" svg:y="-0.0047in" svg:width="6.8783in" svg:height="3.4862in" draw:z-index="0"><draw:text-box><text:p text:style-name="P7"><text:span text:style-name="T3">Các dự án nghiên cứu của học sinh đề cập tới các chủ đề con người, động vật có xương sống hay tác nhân sinh học nguy hiểm đòi hỏi sự kiểm soát và phê duyệt bởi Hội đồng thẩm định</text:span><text:span text:style-name="T4">. </text:span><text:span text:style-name="T2">Kèm theo bản sao sự phê duyệt, nếu có.</text:span></text:p><text:p text:style-name="P7"><text:span text:style-name="T4">Họ và tên người hướng dẫn: Đỗ Văn Nhỏ</text:span></text:p><text:p text:style-name="P4">Chức danh: Giáo viên</text:p><text:p text:style-name="P4">Cơ quan: Trường THPT Chuyên Lê Quý Đôn</text:p><text:p text:style-name="P4">Địa chỉ: <text:span text:style-name="T9">01 Vũ Văn Dũng, Sơn Trà, Đà Nẵng</text:span></text:p><text:p text:style-name="P7"><text:span text:style-name="T4">Điện thoại / email: </text:span><text:span text:style-name="T10">0934.751.057 / </text:span><text:a xlink:type="simple" xlink:href="mailto:dovannho@gmail.com" text:style-name="Internet_20_link" text:visited-style-name="Visited_20_Internet_20_Link"><text:span text:style-name="T4">dovannho</text:span></text:a><text:a xlink:type="simple" xlink:href="mailto:dovannho@gmail.com" text:style-name="Internet_20_link" text:visited-style-name="Visited_20_Internet_20_Link"><text:span text:style-name="T6">@gmail.com</text:span></text:a></text:p><text:p text:style-name="P4"><text:span text:style-name="T8"><text:s text:c="73"/>Đà Nẵng</text:span>, ngày <text:span text:style-name="T11">12 </text:span>tháng <text:span text:style-name="T11">12</text:span> năm <text:span text:style-name="T11">2016</text:span></text:p><text:p text:style-name="P4"><text:span text:style-name="T8"><text:s text:c="99"/></text:span>Kí tên</text:p><text:p text:style-name="P2"/></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3T08:01:00</meta:creation-date>
    <dc:date>2016-12-12T08:44:19.486978076</dc:date>
    <meta:editing-cycles>7</meta:editing-cycles>
    <meta:editing-duration>PT50M38S</meta:editing-duration>
    <meta:generator>LibreOffice/5.2.3.3$Linux_X86_64 LibreOffice_project/20m0$Build-3</meta:generator>
    <meta:document-statistic meta:table-count="0" meta:image-count="0" meta:object-count="0" meta:page-count="1" meta:paragraph-count="30" meta:word-count="347" meta:character-count="2038" meta:non-whitespace-character-count="1422"/>
  </office:meta>
</office:document-meta>
</file>